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text:line-break/>Aquí tienes la <text:span text:style-name="Strong_20_Emphasis">Sección 2 — “¿Cuál es la complejidad de los problemas que este sistema puede abordar?”</text:span>, redactada en el mismo tono que la anterior: accesible, claro y progresivo, manteniendo la coherencia con tu estilo del borrador original y preparando el terreno para el análisis más formal posterior.</text:p>
      <text:p text:style-name="Horizontal_20_Line"/>
      <text:h text:style-name="Heading_20_1" text:outline-level="1">2 — ¿Cuál es la complejidad de los problemas que este sistema puede abordar?</text:h>
      <text:p text:style-name="Text_20_body">Si entendemos que la complejidad de un problema está determinada por el número de decisiones necesarias para alcanzar una solución, la siguiente pregunta es inevitable:<text:line-break/><text:span text:style-name="Strong_20_Emphasis">¿Qué tipo de complejidad puede manejar este sistema?</text:span></text:p>
      <text:p text:style-name="Text_20_body">En el caso de los sistemas tradicionales de cálculo —como los computadores electrónicos o las máquinas de Turing— la capacidad de resolver problemas está limitada por la <text:span text:style-name="Strong_20_Emphasis">cantidad de operaciones</text:span> que pueden ejecutar en un intervalo de tiempo y por la <text:span text:style-name="Strong_20_Emphasis">memoria disponible</text:span> para almacenar los resultados intermedios. Son sistemas secuenciales: procesan una instrucción tras otra.<text:line-break/>En ellos, el crecimiento de la complejidad implica un aumento casi inmediato del tiempo necesario para completar el cálculo. Por eso, a medida que el problema se hace más grande, su resolución se vuelve pronto inalcanzable.</text:p>
      <text:p text:style-name="Text_20_body">Pero el sistema que estamos analizando aquí —la <text:span text:style-name="Strong_20_Emphasis">máquina viviente</text:span>— no opera así. Su arquitectura es completamente diferente.<text:line-break/>No existe en ella un único procesador ni un reloj central que marque los pasos. Cada individuo es, en sí mismo, un pequeño procesador autónomo, capaz de realizar su propia parte del cálculo y de reproducirse para continuar el proceso. Cada nuevo individuo hereda información de sus antepasados y, a su vez, genera nuevas variantes. De este modo, el trabajo se <text:span text:style-name="Strong_20_Emphasis">distribuye naturalmente</text:span> entre una multitud de entidades que cooperan de manera implícita, sin necesidad de coordinación central.</text:p>
      <text:p text:style-name="Text_20_body">En este tipo de sistema, la complejidad no se acumula sobre un único eje temporal, sino que <text:span text:style-name="Strong_20_Emphasis">se reparte en el espacio</text:span>: cada individuo explora una posibilidad distinta, una ruta diferente en el árbol de decisiones.<text:line-break/>Lo que en una máquina secuencial requeriría recorrer millones de caminos uno tras otro, en la máquina viviente se realiza <text:span text:style-name="Strong_20_Emphasis">en paralelo</text:span>, mediante millones de individuos simultáneos.</text:p>
      <text:p text:style-name="Text_20_body">Esta característica cambia completamente la noción de límite.<text:line-break/>En un sistema secuencial, el límite está dado por el tiempo: cuántos pasos pueden ejecutarse antes de agotar los recursos.<text:line-break/>En la máquina viviente, el límite depende de otra cosa: <text:span text:style-name="Strong_20_Emphasis">la cantidad de individuos que el sistema puede sostener en un momento dado</text:span>. Dicho de otro modo, el grado máximo de paralelismo que puede alcanzar define su capacidad de cálculo.</text:p>
      <text:p text:style-name="Text_20_body"><text:soft-page-break/>Por tanto, el sistema no está limitado por el tiempo, sino por la <text:span text:style-name="Strong_20_Emphasis">densidad de vida</text:span> que puede mantener activa.<text:line-break/>Y dado que la vida puede expandirse, multiplicarse, adaptarse y distribuirse en el entorno, esa capacidad puede aumentar indefinidamente.<text:line-break/>Con cada generación, el número de individuos crece, y con él, la capacidad total del sistema para explorar soluciones y abordar problemas de mayor complejidad.</text:p>
      <text:p text:style-name="Text_20_body">Si en los computadores convencionales la complejidad crece hasta volverse inabordable, en la máquina viviente sucede lo contrario: <text:span text:style-name="Strong_20_Emphasis">la complejidad alimenta el crecimiento del sistema</text:span>.<text:line-break/>Cada nuevo desafío genera más diversidad, más individuos, más caminos, y con ellos, una potencia de cálculo cada vez mayor.</text:p>
      <text:p text:style-name="Text_20_body">Por eso podemos decir que la vida —entendida como máquina de cálculo— no tiene un límite práctico de complejidad.<text:line-break/>Puede abordar problemas finitos, infinitos o abiertos, sin que su funcionamiento se detenga o colapse.<text:line-break/>Mientras existan recursos y espacio donde expandirse, el sistema continuará calculando, generación tras generación, avanzando paso a paso hacia la resolución de problemas cada vez más profundos.</text:p>
      <text:p text:style-name="Horizontal_20_Line"/>
      <text:p text:style-name="Text_20_body">¿Quieres que sigamos con la <text:span text:style-name="Strong_20_Emphasis">Sección 3 — “Tipos de problemas y problemas de decisión”</text:span> manteniendo este tono, o prefieres que introduzca desde ahora un matiz más técnico (por ejemplo, incorporando una definición informal de clases de complejidad como P, NP, etc.) para ir preparando la transición hacia la segunda mitad del laboratori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05T18:29:13.368000000</meta:creation-date>
    <dc:date>2025-11-05T18:33:44.518000000</dc:date>
    <meta:editing-duration>PT4M31S</meta:editing-duration>
    <meta:editing-cycles>1</meta:editing-cycles>
    <meta:document-statistic meta:table-count="0" meta:image-count="0" meta:object-count="0" meta:page-count="2" meta:paragraph-count="11" meta:word-count="636" meta:character-count="4086" meta:non-whitespace-character-count="3458"/>
    <meta:generator>LibreOffice/7.3.5.2$Windows_X86_64 LibreOffice_project/184fe81b8c8c30d8b5082578aee2fed2ea847c01</meta:generator>
  </office:meta>
</office:document-meta>
</file>